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Calibri" fo:language="de" fo:country="DE" style:language-asian="zxx" style:country-asian="none" style:language-complex="zxx" style:country-complex="none"/>
    </style:style>
    <style:style style:name="P2" style:family="paragraph" style:parent-style-name="Standard" style:list-style-name="L1">
      <style:paragraph-properties fo:line-height="150%"/>
      <style:text-properties style:font-name="Calibri" fo:language="de" fo:country="DE" style:language-asian="zxx" style:country-asian="none" style:language-complex="zxx" style:country-complex="none"/>
    </style:style>
    <style:style style:name="P3" style:family="paragraph" style:parent-style-name="Standard" style:list-style-name="L2">
      <style:paragraph-properties fo:line-height="150%"/>
      <style:text-properties style:font-name="Calibri" fo:language="de" fo:country="DE" style:language-asian="zxx" style:country-asian="none" style:language-complex="zxx" style:country-complex="none"/>
    </style:style>
    <style:style style:name="P4" style:family="paragraph" style:parent-style-name="Standard" style:list-style-name="L3">
      <style:paragraph-properties fo:line-height="150%"/>
      <style:text-properties style:font-name="Calibri" fo:language="de" fo:country="DE" style:language-asian="zxx" style:country-asian="none" style:language-complex="zxx" style:country-complex="none"/>
    </style:style>
    <style:style style:name="P5" style:family="paragraph" style:parent-style-name="Standard" style:list-style-name="L4">
      <style:paragraph-properties fo:line-height="150%"/>
      <style:text-properties style:font-name="Calibri" fo:language="de" fo:country="DE" style:language-asian="zxx" style:country-asian="none" style:language-complex="zxx" style:country-complex="none"/>
    </style:style>
    <style:style style:name="P6" style:family="paragraph" style:parent-style-name="Standard" style:list-style-name="L5">
      <style:paragraph-properties fo:line-height="150%"/>
      <style:text-properties style:font-name="Calibri" fo:language="de" fo:country="DE" style:language-asian="zxx" style:country-asian="none" style:language-complex="zxx" style:country-complex="none"/>
    </style:style>
    <style:style style:name="P7" style:family="paragraph" style:parent-style-name="Standard" style:list-style-name="L6">
      <style:paragraph-properties fo:line-height="150%"/>
      <style:text-properties style:font-name="Calibri" fo:language="de" fo:country="DE" style:language-asian="zxx" style:country-asian="none" style:language-complex="zxx" style:country-complex="none"/>
    </style:style>
    <style:style style:name="P8" style:family="paragraph" style:parent-style-name="Standard" style:list-style-name="L7">
      <style:paragraph-properties fo:line-height="150%"/>
      <style:text-properties style:font-name="Calibri" fo:language="de" fo:country="DE" style:language-asian="zxx" style:country-asian="none" style:language-complex="zxx" style:country-complex="none"/>
    </style:style>
    <style:style style:name="P9" style:family="paragraph" style:parent-style-name="Standard" style:list-style-name="L8">
      <style:paragraph-properties fo:line-height="150%"/>
      <style:text-properties style:font-name="Calibri" fo:language="de" fo:country="DE" style:language-asian="zxx" style:country-asian="none" style:language-complex="zxx" style:country-complex="none"/>
    </style:style>
    <style:style style:name="P10" style:family="paragraph" style:parent-style-name="Standard" style:list-style-name="L9">
      <style:paragraph-properties fo:line-height="150%"/>
      <style:text-properties style:font-name="Calibri" fo:language="de" fo:country="DE" style:language-asian="zxx" style:country-asian="none" style:language-complex="zxx" style:country-complex="none"/>
    </style:style>
    <style:style style:name="P11" style:family="paragraph" style:parent-style-name="Standard" style:list-style-name="L10">
      <style:paragraph-properties fo:line-height="150%"/>
      <style:text-properties style:font-name="Calibri" fo:language="de" fo:country="DE" style:language-asian="zxx" style:country-asian="none" style:language-complex="zxx" style:country-complex="none"/>
    </style:style>
    <style:style style:name="P12" style:family="paragraph" style:parent-style-name="Standard" style:list-style-name="L5">
      <style:paragraph-properties fo:line-height="150%"/>
    </style:style>
    <style:style style:name="P13" style:family="paragraph" style:parent-style-name="Standard" style:list-style-name="L6">
      <style:paragraph-properties fo:line-height="150%"/>
    </style:style>
    <style:style style:name="P14" style:family="paragraph" style:parent-style-name="Standard" style:list-style-name="L7">
      <style:paragraph-properties fo:line-height="150%"/>
    </style:style>
    <style:style style:name="P15" style:family="paragraph" style:parent-style-name="Standard" style:list-style-name="L8">
      <style:paragraph-properties fo:line-height="150%"/>
    </style:style>
    <style:style style:name="P16" style:family="paragraph" style:parent-style-name="Standard">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break-before="page"/>
      <style:text-properties style:font-name="Calibri" fo:language="de" fo:country="DE" style:language-asian="zxx" style:country-asian="none" style:language-complex="zxx" style:country-complex="none"/>
    </style:style>
    <style:style style:name="P18" style:family="paragraph" style:parent-style-name="Heading_20_1">
      <style:paragraph-properties fo:break-before="page"/>
    </style:style>
    <style:style style:name="P19" style:family="paragraph" style:parent-style-name="Footnote">
      <style:text-properties style:font-name="Calibri"/>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Calibri" fo:language="de" fo:country="D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oDos / Meilensteine</text:p>
      <text:p text:style-name="P16"/>
      <text:list xml:id="list40191507" text:style-name="L1">
        <text:list-item>
          <text:p text:style-name="P2">Einarbeitung</text:p>
          <text:list>
            <text:list-item>
              <text:p text:style-name="P2">Google Fusion Tables (Manuel)</text:p>
            </text:list-item>
            <text:list-item>
              <text:p text:style-name="P2">Google Maps (Manuel)</text:p>
            </text:list-item>
            <text:list-item>
              <text:p text:style-name="P2">Open Data Kit (Manuel)</text:p>
            </text:list-item>
          </text:list>
        </text:list-item>
        <text:list-item>
          <text:p text:style-name="P2">Spezifikation / Lastenheft</text:p>
          <text:list>
            <text:list-item>
              <text:p text:style-name="P2">Anforderungen (Patrick)</text:p>
            </text:list-item>
            <text:list-item>
              <text:p text:style-name="P2">Meilensteine (Patrick)</text:p>
            </text:list-item>
            <text:list-item>
              <text:p text:style-name="P2">Ziele (Patrick)</text:p>
            </text:list-item>
            <text:list-item>
              <text:p text:style-name="P2">Wireframing / Design für das Datencockpit (Patrick)</text:p>
            </text:list-item>
          </text:list>
        </text:list-item>
        <text:list-item>
          <text:p text:style-name="P2">Vorbereitung</text:p>
          <text:list>
            <text:list-item>
              <text:p text:style-name="P2">Datenbeschaffung</text:p>
              <text:list>
                <text:list-item>
                  <text:p text:style-name="P2">Geo-Koordinaten für Berliner Bezirksgrenzen</text:p>
                </text:list-item>
                <text:list-item>
                  <text:p text:style-name="P2">Weihnachtsmärkte in Berlin</text:p>
                  <text:list>
                    <text:list-item>
                      <text:p text:style-name="P2">Ort / Geodaten</text:p>
                    </text:list-item>
                    <text:list-item>
                      <text:p text:style-name="P2">Öffnungszeiten</text:p>
                    </text:list-item>
                    <text:list-item>
                      <text:p text:style-name="P2">Evtl. Detailinformationen (Glühweinpreise, Fahrgeschäfte, etc.)</text:p>
                    </text:list-item>
                  </text:list>
                </text:list-item>
              </text:list>
            </text:list-item>
            <text:list-item>
              <text:p text:style-name="P2">Infrastruktur einrichten</text:p>
              <text:list>
                <text:list-item>
                  <text:p text:style-name="P2">VCS / GitHub</text:p>
                </text:list-item>
                <text:list-item>
                  <text:p text:style-name="P2">Entwicklungsumgebung / HTML / etc.</text:p>
                </text:list-item>
                <text:list-item>
                  <text:p text:style-name="P2">Website / Webspace einrichten</text:p>
                </text:list-item>
              </text:list>
            </text:list-item>
          </text:list>
        </text:list-item>
        <text:list-item>
          <text:p text:style-name="P2">Umsetzung</text:p>
          <text:list>
            <text:list-item>
              <text:p text:style-name="P2">GFT -Struktur anlegen und mit Daten befüllen </text:p>
            </text:list-item>
            <text:list-item>
              <text:p text:style-name="P2">Kombination GFT mit Google Maps</text:p>
            </text:list-item>
            <text:list-item>
              <text:p text:style-name="P2">HTML-Prototyp für Datencockpit</text:p>
            </text:list-item>
            <text:list-item>
              <text:p text:style-name="P2">SQL, neue Einträge in GFT [Open Data Kits]</text:p>
            </text:list-item>
          </text:list>
        </text:list-item>
        <text:list-item>
          <text:p text:style-name="P2">Dokumentation der verwendeten Technologien</text:p>
          <text:list>
            <text:list-item>
              <text:p text:style-name="P2">GFT</text:p>
            </text:list-item>
            <text:list-item>
              <text:p text:style-name="P2">Verbindung mit Maps</text:p>
            </text:list-item>
            <text:list-item>
              <text:p text:style-name="P2">Open Data Kit</text:p>
            </text:list-item>
            <text:list-item>
              <text:p text:style-name="P2">Schwierigkeiten, Herausforderungen, etc.</text:p>
            </text:list-item>
          </text:list>
        </text:list-item>
        <text:list-item>
          <text:p text:style-name="P2">Abschlusspräsentation (Peka Kucha-Stil)</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22">Einleitung<text:tab/>2</text:p>
          <text:p text:style-name="P22">Google Fusion Tables<text:tab/>4</text:p>
          <text:p text:style-name="P21">Überblick<text:tab/>4</text:p>
          <text:p text:style-name="P21">Systemarchitektur<text:tab/>4</text:p>
          <text:p text:style-name="P20">Speicher-Stack<text:tab/>5</text:p>
          <text:p text:style-name="P20">Zeilenspeicher<text:tab/>5</text:p>
          <text:p text:style-name="P20">Schema-Speicher<text:tab/>6</text:p>
          <text:p text:style-name="P20">View-Speicher<text:tab/>6</text:p>
          <text:p text:style-name="P20">Kommentar-Speicher<text:tab/>6</text:p>
          <text:p text:style-name="P21">Datenabfrage<text:tab/>6</text:p>
          <text:p text:style-name="P21">Transaktionen<text:tab/>6</text:p>
          <text:p text:style-name="P21">Datenvisualisierung<text:tab/>6</text:p>
          <text:p text:style-name="P20">Visualisierungsinfrastruktur<text:tab/>6</text:p>
          <text:p text:style-name="P20">Einbettung<text:tab/>6</text:p>
          <text:p text:style-name="P21">Geografische Features<text:tab/>6</text:p>
          <text:p text:style-name="P20">Google Maps-Infrastruktur<text:tab/>6</text:p>
          <text:p text:style-name="P20">Einbettung<text:tab/>6</text:p>
          <text:p text:style-name="P21">Google Fusion Tables API<text:tab/>6</text:p>
          <text:p text:style-name="P22">Projektvorstellung<text:tab/>7</text:p>
          <text:p text:style-name="P21">Anforderungen<text:tab/>7</text:p>
          <text:p text:style-name="P20">Suche nach Weihnachtsmärkten<text:tab/>7</text:p>
          <text:p text:style-name="P20">Einreichung weitere Weihnachtsmärkte<text:tab/>9</text:p>
          <text:p text:style-name="P20">Infrastruktur<text:tab/>10</text:p>
          <text:p text:style-name="P21">Ziele<text:tab/>10</text:p>
          <text:p text:style-name="P22">Literatur/Quellen<text:tab/>11</text:p>
          <text:p text:style-name="P21">Conference Papers &amp; Publications<text:tab/>11</text:p>
          <text:p text:style-name="P21">Presentations &amp; workshops by the Fusion Tables team<text:tab/>12</text:p>
        </text:index-body>
      </text:table-of-content>
      <text:p text:style-name="Standard"/>
      <text:h text:style-name="P18" text:outline-level="1">Einleitung</text:h>
      <text:p text:style-name="P1">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1"/>
      <text:h text:style-name="P18" text:outline-level="1"><text:span text:style-name="T1">Google Fusion Tables</text:span></text:h>
      <text:h text:style-name="Heading_20_2" text:outline-level="2">Überblick</text:h>
      <text:p text:style-name="P1">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P1">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P1">Die Entwicklung von Google Fusion Tables folgt letztlich folgenden drei Leitlinien:</text:p>
      <text:list xml:id="list40275954" text:style-name="L2">
        <text:list-item>
          <text:p text:style-name="P3">Vereinfachung der Datenverwaltung für Anwender ohne Erfahrung im Umgang mit Datenbanksys­temen</text:p>
        </text:list-item>
        <text:list-item>
          <text:p text:style-name="P3">Erhöhung der Attraktivität von Data-Sharing und Informationsintegration durch aussagekräftige Vi­sualisierungen</text:p>
        </text:list-item>
        <text:list-item>
          <text:p text:style-name="P3">Unterstützung von cloud-basierter Kollaboration, die über reine Datenabfrage hinausgeht (z.B. durch Diskussions- und Abstimmungsfeatures)</text:p>
        </text:list-item>
      </text:list>
      <text:p text:style-name="P1"/>
      <text:h text:style-name="Heading_20_2" text:outline-level="2">Systemarchitektur</text:h>
      <text:p text:style-name="P1">Die Systemarchitektur von Google Fusion Tables wird in drei Schichten eingeteilt: Frontend Dispat­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text:soft-page-break/>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h text:style-name="Heading_20_3" text:outline-level="3">Speicher-Stack</text:h>
      <text:p text:style-name="P1">Google Fusion Tables basiert auf zwei Ebenen des Google Speicher Stacks: Bigtable und Megastore.</text:p>
      <text:p text:style-name="P1">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1">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h text:style-name="Heading_20_3" text:outline-level="3">Zeilenspeicher</text:h>
      <text:p text:style-name="P1">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P1">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P1">Standardmäßig werden Property-Werte als Strings gespeichert. Ein Annotationsservice identifiziert automatisch Datentypen wie Zahlen, Datum/Zeit oder Geodaten. Je nach Datentyp schlägt das Google Fusion Tables-Framework passende Visualisierungsformen vor.</text:p>
      <text:h text:style-name="Heading_20_3" text:outline-level="3"><text:soft-page-break/>Schema-Speicher</text:h>
      <text:p text:style-name="P1">Lorem ipsum…</text:p>
      <text:h text:style-name="Heading_20_3" text:outline-level="3">View-Speicher</text:h>
      <text:p text:style-name="P1">Lorem ipsum…</text:p>
      <text:h text:style-name="Heading_20_3" text:outline-level="3">Kommentar-Speicher</text:h>
      <text:p text:style-name="P1">Lorem ipsum…</text:p>
      <text:h text:style-name="Heading_20_2" text:outline-level="2">Datenabfrage</text:h>
      <text:p text:style-name="P1">Lorem ipsum… </text:p>
      <text:h text:style-name="Heading_20_2" text:outline-level="2">Transaktionen</text:h>
      <text:p text:style-name="P1">Lorem ipsum… </text:p>
      <text:h text:style-name="Heading_20_2" text:outline-level="2">Datenvisualisierung</text:h>
      <text:p text:style-name="P1">Lorem ipsum…</text:p>
      <text:h text:style-name="Heading_20_3" text:outline-level="3">Visualisierungsinfrastruktur</text:h>
      <text:p text:style-name="P1">Lorem ipsum…</text:p>
      <text:h text:style-name="Heading_20_3" text:outline-level="3">Einbettung</text:h>
      <text:p text:style-name="P1">Lorem ipsum…</text:p>
      <text:h text:style-name="Heading_20_2" text:outline-level="2">Geografische Features</text:h>
      <text:p text:style-name="P1">Lorem ipsum…</text:p>
      <text:h text:style-name="Heading_20_3" text:outline-level="3">Google Maps-Infrastruktur</text:h>
      <text:p text:style-name="P1">Lorem ipsum…</text:p>
      <text:h text:style-name="Heading_20_3" text:outline-level="3">Einbettung</text:h>
      <text:p text:style-name="P1">Lorem ipsum…</text:p>
      <text:h text:style-name="Heading_20_2" text:outline-level="2"><text:soft-page-break/>Google Fusion Tables API</text:h>
      <text:p text:style-name="P1">Lorem ipsum…</text:p>
      <text:p text:style-name="P1"/>
      <text:h text:style-name="P18" text:outline-level="1">Projektvorstellung</text:h>
      <text:p text:style-name="P1">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h text:style-name="Heading_20_2" text:outline-level="2">Anforderungen</text:h>
      <text:p text:style-name="P1">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P1">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P1">Die Funktionalität des Datencockpits unterteilt sich in zwei Hauptbereiche, die Suche und das Ein­reichen eines neuen Weihnachtsmarktes. </text:p>
      <text:h text:style-name="Heading_20_3" text:outline-level="3">Suche nach Weihnachtsmärkten</text:h>
      <text:p text:style-name="P1">Die Suche ist keine gewöhnliche Volltextsuche sondern letztlich eine Filter, welcher die Ergebnisse auf Basis einer Datenquelle filtert. Die Datenbasis ist hierbei nicht in einer Datenbank abgelegt sonder in Form einer Google Fusion Table. </text:p>
      <text:p text:style-name="P1">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text:soft-page-break/>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P1">Aktuelle Filtermöglichkeiten (ahängig von den zu ermittelnden Daten)</text:p>
      <text:list xml:id="list40358825" text:style-name="L3">
        <text:list-item>
          <text:p text:style-name="P4">Bezirk</text:p>
        </text:list-item>
        <text:list-item>
          <text:p text:style-name="P4">Öffnungszeiten</text:p>
        </text:list-item>
        <text:list-item>
          <text:p text:style-name="P4">Eintrittskosten</text:p>
        </text:list-item>
        <text:list-item>
          <text:p text:style-name="P4">Sehenswürdigkeiten in der Nähe</text:p>
        </text:list-item>
        <text:list-item>
          <text:p text:style-name="P4">Verfügbare Weihnachtsmärkte an einem bestimmten Tag</text:p>
        </text:list-item>
        <text:list-item>
          <text:p text:style-name="P4">Fahrgeschäfte</text:p>
        </text:list-item>
        <text:list-item>
          <text:p text:style-name="P4">Programme (Kinderprogramm, Live-Musik)</text:p>
        </text:list-item>
        <text:list-item>
          <text:p text:style-name="P4">Sortiment / Kunst</text:p>
        </text:list-item>
      </text:list>
      <text:p text:style-name="P1">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P1">Die Ausgabe der gefilterten Ergebnisse erfolgt neben der klassischen Listendarstellung auch auf Ba­sis einer interaktiven Karte mit Hilfe von Google Maps. </text:p>
      <text:p text:style-name="P1">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P1">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text:soft-page-break/>platzieren, ohne den Umweg der gewohnten Geokoordination Longitude und Laditude.</text:p>
      <text:p text:style-name="P1">Nach dem sich der Benutzer für einen Weihnachtsmarkt entschieden hat ist Verknüpfung an diver­se Anfahrtsberechnungssysteme wie Google Maps (Route) oder die Berliner Verkehrsbetriebe (BVG) denkbar.</text:p>
      <text:p text:style-name="P1">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h text:style-name="Heading_20_3" text:outline-level="3">Einreichung weitere Weihnachtsmärkte</text:h>
      <text:p text:style-name="P1">Neben den oben genannten Möglichkeiten verschiedene Weihnachtsmärkte anhand seiner eige­nen präventionen und interessen zu filtern gibt es darüber hinaus die Möglichkeit Vorschläge für neue, noch nicht gelistete Weihnachtsmärkte einzureichen. Gerade in der heutigen Zeit und dem sogenannten Web 2.0 ist die direkte Interaktion mit der Applikation innerhalb bestimmter Benut­zergruppen ein wesentlicher Punkt für den Erfolg einer Applikation.</text:p>
      <text:p text:style-name="P1">Über eine spezielle Unterseite wird den Benutzer ein spezielles Formular zur Einreichung eines neuen Weihnachtsmarktes zur Verfügung gestellt. Das Formular beinhaltet dabei voraussichtlich folgende Felder:</text:p>
      <text:list xml:id="list40367221" text:style-name="L4">
        <text:list-item>
          <text:p text:style-name="P5">Name</text:p>
        </text:list-item>
        <text:list-item>
          <text:p text:style-name="P5">Straße und Hausnummer</text:p>
        </text:list-item>
        <text:list-item>
          <text:p text:style-name="P5">PLZ und Ort</text:p>
        </text:list-item>
        <text:list-item>
          <text:p text:style-name="P5">Berzirk</text:p>
        </text:list-item>
        <text:list-item>
          <text:p text:style-name="P5">Öffnungszeiten</text:p>
        </text:list-item>
        <text:list-item>
          <text:p text:style-name="P5"/>
        </text:list-item>
        <text:list-item>
          <text:p text:style-name="P5">Eintrittskosten</text:p>
        </text:list-item>
        <text:list-item>
          <text:p text:style-name="P5">Verfügbare Weihnachtsmärkte an einem bestimmten Tag</text:p>
        </text:list-item>
        <text:list-item>
          <text:p text:style-name="P5">Programme (Kinderprogramm, Live-Musik)</text:p>
        </text:list-item>
        <text:list-item>
          <text:p text:style-name="P5">Sortiment / Kunst</text:p>
        </text:list-item>
        <text:list-item>
          <text:p text:style-name="P5">Beschreibung</text:p>
        </text:list-item>
        <text:list-item>
          <text:p text:style-name="P5">Quellen</text:p>
        </text:list-item>
      </text:list>
      <text:p text:style-name="P1">Nach dem ein Vorschlag für einen neuen Weihnachtsmarkt abgesendet wurde, werden diese Da­ten mit Hilfe der Google Fusion API direkt in die Google Fusion Table eingefügt. Um ungewünschte <text:soft-page-break/>Beiträge zu vermeiden, wird es zusätzliche eine Spalte “Status” geben. Die Spalte “Status” besitzt zwei Zustände - show / hide. Ein neuer Datensatz, welcher eingereicht und noch nicht geprüft wurde bekommt automatisch den Status “hide”. In der bereits erläuterten Filterung der Daten stehen demzufolge nur Daten zur Verfügung die den Status “show” besitzen und somit einer Prüfung unterzogen wurden.</text:p>
      <text:h text:style-name="Heading_20_3" text:outline-level="3">Infrastruktur</text:h>
      <text:p text:style-name="P1">Neben den Anforderungen an die finale Anwendung müssen auch verschiedene technische Anfor­derungen erfüllt werden:</text:p>
      <text:list xml:id="list40388334" text:style-name="L5">
        <text:list-item>
          <text:p text:style-name="P12"><text:span text:style-name="T1">Google Drive Benutzer-Accounts für die Google Fusion Tables</text:span></text:p>
        </text:list-item>
        <text:list-item>
          <text:p text:style-name="P6">gewöhnlicher Apache Webserver mit PHP</text:p>
        </text:list-item>
        <text:list-item>
          <text:p text:style-name="P6">Integration der Google Fusion API</text:p>
        </text:list-item>
        <text:list-item>
          <text:p text:style-name="P6">GIT-Repository für die gleichzeitige Entwicklung der Anwendung</text:p>
        </text:list-item>
      </text:list>
      <text:h text:style-name="Heading_20_2" text:outline-level="2">Ziele</text:h>
      <text:list xml:id="list40400309" text:style-name="L6">
        <text:list-item>
          <text:p text:style-name="P13"><text:span text:style-name="T1">Ziele (Patrick):</text:span></text:p>
          <text:p text:style-name="P7">Wireframing / Design für das Datencockpit (Patrick)</text:p>
        </text:list-item>
      </text:list>
      <text:list xml:id="list40395597" text:style-name="L7">
        <text:list-item>
          <text:p text:style-name="P14"><text:span text:style-name="T1">Berliner Sehenswürdigkeiten:</text:span></text:p>
          <text:p text:style-name="P8">https://www.google.com/fusiontables/DataSource?docid=1HDqaECa6vdWYiqsXNxpjdgz7A1XLi­Dyq0MbxMRo </text:p>
        </text:list-item>
        <text:list-item>
          <text:p text:style-name="P8">Antiquitätenhändler:</text:p>
          <text:p text:style-name="P8">https://www.google.com/fusiontables/DataSource?docid=1W9Euxyje8GcwT1FTwfFCNhzbA1b­qZfPGAzFIEz4 </text:p>
        </text:list-item>
      </text:list>
      <text:p text:style-name="P1"/>
      <text:h text:style-name="P18" text:outline-level="1">Literatur/Quellen</text:h>
      <text:p text:style-name="P1"/>
      <text:list xml:id="list40428267" text:style-name="L8">
        <text:list-item>
          <text:p text:style-name="P9">http://www.berlin.de/orte/weihnachtsmaerkte/ </text:p>
        </text:list-item>
        <text:list-item>
          <text:p text:style-name="P9">http://www.mediummagazin.de/magazin-plus/techniktipp-so-funktioniert-google-fusion/ </text:p>
        </text:list-item>
        <text:list-item>
          <text:p text:style-name="P9">Berliner Geo-Tags (Bezriksmitten):</text:p>
          <text:p text:style-name="P9">https://maps.google.com/maps?q=http://toolserver.org/~para/cgi-bin/kmlexport%3Fproject%3Dde%26article%3DListe_der_Bezir­ke_und_Ortsteile_Berlins </text:p>
        </text:list-item>
        <text:list-item>
          <text:p text:style-name="P9">Aktuelle Fusion Tables API: https://developers.google.com/fusiontables/docs/v1/getting_started?hl=de</text:p>
        </text:list-item>
        <text:list-item>
          <text:p text:style-name="P15"><text:span text:style-name="T1">deprecated Fusion Tables API:</text:span></text:p>
          <text:p text:style-name="P9">https://developers.google.com/fusiontables/docs/developers_guide?hl=de-DE</text:p>
        </text:list-item>
        <text:list-item>
          <text:p text:style-name="P9">Berliner Geo-Tags:</text:p>
          <text:p text:style-name="P9">http://ags.misterboo.de/#x=13.4246&amp;y=52.5071&amp;z=11</text:p>
        </text:list-item>
        <text:list-item>
          <text:p text:style-name="P9">Berlin Pankow-Versuch:</text:p>
          <text:p text:style-name="P9">https://maps.google.de/maps/ms?authuser=0&amp;ie=UTF8&amp;hl=de&amp;oe=UTF8&amp;msa=0&amp;msid=209178059779463884773.0004­ce8f590a5735236ce&amp;output=kml </text:p>
        </text:list-item>
      </text:list>
      <text:h text:style-name="Heading_20_2" text:outline-level="2">Conference Papers &amp; Publications<text:note text:id="ftn0" text:note-class="footnote"><text:note-citation>1</text:note-citation><text:note-body><text:p text:style-name="P19">URL: https://sites.google.com/site/fusiontablestalks/talks</text:p></text:note-body></text:note></text:h>
      <text:list xml:id="list40428924" text:style-name="L9">
        <text:list-item>
          <text:p text:style-name="P10"><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10">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10"><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text:soft-page-break/>B. McCubbin and Ira Leifer. Earth Science Informatics, 17 September 2011.</text:p>
        </text:list-item>
        <text:list-item>
          <text:p text:style-name="P10"><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10"><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10"><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h text:style-name="Heading_20_2" text:outline-level="2">Presentations &amp; workshops by the Fusion Tables team<text:note text:id="ftn1" text:note-class="footnote"><text:note-citation>2</text:note-citation><text:note-body><text:p text:style-name="P19">URL: https://sites.google.com/site/fusiontablestalks/talks</text:p></text:note-body></text:note></text:h>
      <text:list xml:id="list40454588" text:style-name="L10">
        <text:list-item>
          <text:p text:style-name="P11">Data Boot Camp using Google tools, LA Hackathon on Immigration, 8-9 Dec 2012</text:p>
        </text:list-item>
        <text:list-item>
          <text:p text:style-name="P11">Data sharing, visualization and app building with Fusion Tables, Open Developer Week Dec 2012</text:p>
        </text:list-item>
        <text:list-item>
          <text:p text:style-name="P11">Find data and Merge faster, a free training <text:s/>over Google Hangouts, October 2012. </text:p>
        </text:list-item>
        <text:list-item>
          <text:p text:style-name="P11">TechRaking: CIR and Google, April 12, 2012, <text:s/>"Tips and Tricks: Fusion Tables and more" </text:p>
        </text:list-item>
        <text:list-item>
          <text:p text:style-name="P11">Investigative Reporters &amp; Editors CAR conference, "Getting the most out of Fusion Tables" demo and "Advanced Fusion Tables" hands-on workshop, Feb 2012</text:p>
        </text:list-item>
        <text:list-item>
          <text:p text:style-name="P11">A data tools and visualization workshop in January 2012 in Nairobi Kenya</text:p>
        </text:list-item>
        <text:list-item>
          <text:p text:style-name="P11">Silicon Valley Code Camp, October 2011</text:p>
        </text:list-item>
        <text:list-item>
          <text:p text:style-name="P11">Online News Association, September 2011</text:p>
        </text:list-item>
        <text:list-item>
          <text:p text:style-name="P11">Managing and Visualizing your geospatial data with Fusion Tables, Google I/O video, May 2011</text:p>
        </text:list-item>
        <text:list-item>
          <text:p text:style-name="P11">Data 2.0 conference workshop April 2011</text:p>
        </text:list-item>
        <text:list-item>
          <text:p text:style-name="P11">Silicon Valley GTUG, April 2011</text:p>
        </text:list-item>
        <text:list-item>
          <text:p text:style-name="P11">Where 2.0 workshop, April 2011</text:p>
        </text:list-item>
        <text:list-item>
          <text:p text:style-name="P11">Investigative Reporters &amp; Editors CAR conference, NICAR demo &amp; workshops February 2011</text:p>
        </text:list-item>
        <text:list-item>
          <text:p text:style-name="P11">Association of American Geographers, "Visualize gobs of data with Fusion Tables" <text:s/>April <text:soft-page-break/>2010</text:p>
        </text:list-item>
        <text:list-item>
          <text:p text:style-name="P11">Google Earth Outreach, Train the Trainers event 2.5 hour training and 1 hour training, The Interna­tional Livestock Research Institute , Nairobi, Kenya Nov 2009</text:p>
        </text:list-item>
        <text:list-item>
          <text:p text:style-name="P11">Google Geo-Public sector partnership event, UN, New York, Nov, 2009</text:p>
        </text:list-item>
        <text:list-item>
          <text:p text:style-name="P11">Google Geo-Public sector partnership event, Washington DC, Oct. 2009</text:p>
        </text:list-item>
      </text:list>
      <text:p text:style-name="P17">Projektbeschreibung</text:p>
      <text:p text:style-name="P1">Spezifikation</text:p>
      <text:p text:style-name="P1">technische Umsetzung</text:p>
      <text:p text:style-name="P1">Fazit</text:p>
      <text:p text:style-name="P1"/>
      <text:p text:style-name="P1"/>
      <text:p text:style-name="P1"/>
      <text:p text:style-name="P1">Einarbeitung<text:tab/>Google Fusion Tables</text:p>
      <text:p text:style-name="P1">google Maps</text:p>
      <text:p text:style-name="P1">Open Data Kit</text:p>
      <text:p text:style-name="P1">Spezifikation / Lastenheft<text:tab/></text:p>
      <text:p text:style-name="P1">Vorbereitung Datenbeschaffung<text:tab/></text:p>
      <text:p text:style-name="P1">Umsetzung<text:tab/></text:p>
      <text:p text:style-name="P1">Dokumentation der verwendeten Technologien<text:tab/></text:p>
      <text:p text:style-name="P1">Abschlusspräsentation<text:tab/><text:tab/></text:p>
      <text:p text:style-name="P1"/>
      <text:p text:style-name="P1"/>
      <text:p text:style-name="P1">Schwierigkeiten, Herausforderungen, etc.</text:p>
      <text:p text:style-name="P1">Abschlusspräsentation<text:tab/></text:p>
      <text:p text:style-name="P1">Peka Kucha Stil (vielleicht)</text:p>
      <text:p text:style-name="P1">Zeitplanung</text:p>
      <text:p text:style-name="P1"/>
      <text:p text:style-name="P1">Meilenstein<text:tab/>Plan<text:tab/>Ist</text:p>
      <text:p text:style-name="P1">Einarbeitung<text:tab/>01.11.2012 - 13.11.2012<text:tab/></text:p>
      <text:p text:style-name="P1">Spezifikation / Lastenheft<text:tab/>14.11.2012 - 30.11.2012<text:tab/></text:p>
      <text:p text:style-name="P1">Vorbereitung Datenbeschaffung<text:tab/>01.12.2012 - 13.12.2012<text:tab/></text:p>
      <text:p text:style-name="P1">Umsetzung<text:tab/>14.12.2012 - 31.12.2012<text:tab/></text:p>
      <text:p text:style-name="P1">Dokumentation der verwendeten Technologien<text:tab/>01.01.2013 - 14.01.2013<text:tab/></text:p>
      <text:p text:style-name="P1">Abschlusspräsentation<text:tab/><text:tab/>28.01.2013<text:tab/></text:p>
      <text:p text:style-name="P17">Zielvorhaben und Beispielprojekt</text:p>
      <text:p text:style-name="P1"/>
      <text:p text:style-name="P1"/>
      <text:p text:style-name="P1"/>
      <text:p text:style-name="P1">Google Fusion Tables</text:p>
      <text:p text:style-name="P1"/>
      <text:p text:style-name="P1">?</text:p>
      <text:p text:style-name="P1">Überblick</text:p>
      <text:p text:style-name="P1">Systemarchitektur</text:p>
      <text:p text:style-name="P1">Datenabfrage</text:p>
      <text:p text:style-name="P1">Transaktionen</text:p>
      <text:p text:style-name="P1">Datenvisualisierung</text:p>
      <text:p text:style-name="P1">Geografische Features</text:p>
      <text:p text:style-name="P1">Google Fusion Tables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Calibri2"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alibr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2M16S</meta:editing-duration>
    <meta:editing-cycles>10</meta:editing-cycles>
    <meta:generator>OpenOffice.org/3.3$Win32 OpenOffice.org_project/330m20$Build-9567</meta:generator>
    <dc:date>2012-12-13T20:44:40.49</dc:date>
    <meta:document-statistic meta:table-count="0" meta:image-count="0" meta:object-count="0" meta:page-count="16" meta:paragraph-count="228" meta:word-count="2454" meta:character-count="19801"/>
    <meta:user-defined meta:name="Info 1"/>
    <meta:user-defined meta:name="Info 2"/>
    <meta:user-defined meta:name="Info 3"/>
    <meta:user-defined meta:name="Info 4"/>
  </office:meta>
</office:document-meta>
</file>